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fo:font-size="12pt"/>
    </style:style>
    <style:style style:name="T2" style:family="text">
      <style:text-properties officeooo:rsid="00030f3c"/>
    </style:style>
    <style:style style:name="T3" style:family="text">
      <style:text-properties fo:font-weight="bold" style:font-weight-asian="bold" style:font-weight-complex="bold"/>
    </style:style>
    <style:style style:name="T4" style:family="text">
      <style:text-properties officeooo:rsid="0005bc86"/>
    </style:style>
    <style:style style:name="T5" style:family="text">
      <style:text-properties officeooo:rsid="0006582e"/>
    </style:style>
    <style:style style:name="T6" style:family="text">
      <style:text-properties fo:font-weight="normal" style:font-weight-asian="normal" style:font-weight-complex="normal"/>
    </style:style>
    <style:style style:name="T7" style:family="text">
      <style:text-properties fo:font-weight="normal" officeooo:rsid="0005bc86" style:font-weight-asian="normal" style:font-weight-complex="normal"/>
    </style:style>
    <style:style style:name="T8" style:family="text">
      <style:text-properties fo:font-weight="normal" officeooo:rsid="0006582e"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tline message (Feb 18, 2018)</text:h>
      <text:p text:style-name="P1">Please leave the following message on the service until March 1, 2018.</text:p>
      <text:p text:style-name="Text_20_body"><text:span text:style-name="T2">This message is to announce the availability of </text:span><text:span text:style-name="Strong_20_Emphasis"><text:span text:style-name="T6">a new version of CTS </text:span></text:span><text:span text:style-name="Strong_20_Emphasis"><text:span text:style-name="T7">is </text:span></text:span><text:span text:style-name="Strong_20_Emphasis"><text:span text:style-name="T6">being </text:span></text:span><text:span text:style-name="Strong_20_Emphasis"><text:span text:style-name="T8">implemented</text:span></text:span><text:span text:style-name="Strong_20_Emphasis"><text:span text:style-name="T6"> on March 1, 2018. </text:span></text:span> <text:span text:style-name="T2">The new version is</text:span> currently available NOW for you to <text:span text:style-name="T5">log into and </text:span>test drive.  The web address/URL of the new system is:</text:p>
      <text:p text:style-name="Text_20_body"><text:a xlink:type="simple" xlink:href="https://apps.pacwilica.org/cts2" text:style-name="Internet_20_link" text:visited-style-name="Visited_20_Internet_20_Link">https://apps.pacwilica.org/cts2</text:a></text:p>
      <text:p text:style-name="Text_20_body">This is the same address as the old CTS with the number 2 added at the end.</text:p>
      <text:p text:style-name="Text_20_body"><text:span text:style-name="T2">Use this URL</text:span> to get the home page of the new system and bookmark it on your device for future access.  There are instructional video links at the bottom of the page which outlines the basic features and functions of the new system.  Watch the videos then use your current CTS user id and password to get access and do a 'test drive'.  Add a new call, update it with your email address, send yourself a message then close the call.  Check out the bulletin board, links and forms/documentation resources available.</text:p>
      <text:p text:style-name="Text_20_body">Also, check out CTS2 on your tablet or phone!  One of the advantages for doing this upgrade.</text:p>
      <text:p text:style-name="Text_20_body">On March 1, the entire database will be initialized, any data existing on the CTS2 database will be erased. All calls from March 1 onward must then be entered using the new system.  Access to the old system will still be available but you will not be able to add new calls to it.</text:p>
      <text:p text:style-name="Text_20_body">Your input is valuable so if there is a recommendation for improvement, <text:span text:style-name="T2">send an email to davek@pacificwildlifecare.org</text:span> detailing it and it will be considered.</text:p>
      <text:p text:style-name="Text_20_body">Please leave this message on the service until March 1, 2018.</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0:29:14.840964559</meta:creation-date>
    <dc:title>default</dc:title>
    <meta:editing-duration>PT7H41M37S</meta:editing-duration>
    <meta:editing-cycles>4</meta:editing-cycles>
    <meta:generator>LibreOffice/5.4.2.2$Linux_X86_64 LibreOffice_project/40m0$Build-2</meta:generator>
    <meta:initial-creator>Dave Klinzman</meta:initial-creator>
    <dc:date>2018-02-18T21:41:13.815881867</dc:date>
    <dc:creator>Dave Klinzman</dc:creator>
    <meta:document-statistic meta:table-count="0" meta:image-count="0" meta:object-count="0" meta:page-count="1" meta:paragraph-count="10" meta:word-count="275" meta:character-count="1538" meta:non-whitespace-character-count="1265"/>
    <meta:template xlink:type="simple" xlink:actuate="onRequest" xlink:title="default" xlink:href="../../.config/libreoffice/4/user/template/default.ott" meta:date="2018-02-18T10:29:08.960223517"/>
  </office:meta>
</office:document-meta>
</file>